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61*"/>
    </style:style>
    <style:style style:name="Tabela1.B" style:family="table-column">
      <style:table-column-properties style:column-width="11.901cm" style:rel-column-width="45874*"/>
    </style:style>
    <style:style style:name="Tabela1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background-color="#2a6099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a1.B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223991" officeooo:paragraph-rsid="00223991" style:font-weight-asian="bold" style:font-weight-complex="bold"/>
    </style:style>
    <style:style style:name="P2" style:family="paragraph" style:parent-style-name="Standard">
      <style:text-properties officeooo:rsid="001eefd6" officeooo:paragraph-rsid="001eefd6"/>
    </style:style>
    <style:style style:name="P3" style:family="paragraph" style:parent-style-name="Table_20_Contents">
      <style:text-properties fo:font-weight="bold" officeooo:rsid="001eefd6" officeooo:paragraph-rsid="001eefd6" style:font-weight-asian="bold" style:font-weight-complex="bold"/>
    </style:style>
    <style:style style:name="P4" style:family="paragraph" style:parent-style-name="Table_20_Contents">
      <style:text-properties fo:font-weight="bold" officeooo:rsid="00251056" officeooo:paragraph-rsid="00251056" style:font-weight-asian="bold" style:font-weight-complex="bold"/>
    </style:style>
    <style:style style:name="P5" style:family="paragraph" style:parent-style-name="Table_20_Contents">
      <style:text-properties fo:font-size="10pt" officeooo:rsid="00251056" officeooo:paragraph-rsid="003abfb4" style:font-size-asian="10pt" style:font-size-complex="10pt"/>
    </style:style>
    <style:style style:name="P6" style:family="paragraph" style:parent-style-name="Table_20_Contents">
      <style:text-properties officeooo:rsid="00251056" officeooo:paragraph-rsid="00251056"/>
    </style:style>
    <style:style style:name="P7" style:family="paragraph" style:parent-style-name="Table_20_Contents">
      <style:text-properties fo:font-weight="bold" officeooo:rsid="00275e39" officeooo:paragraph-rsid="00275e39" style:font-weight-asian="bold" style:font-weight-complex="bold"/>
    </style:style>
    <style:style style:name="P8" style:family="paragraph" style:parent-style-name="Table_20_Contents">
      <style:text-properties fo:font-weight="bold" officeooo:rsid="00275e39" officeooo:paragraph-rsid="003abfb4" style:font-weight-asian="bold" style:font-weight-complex="bold"/>
    </style:style>
    <style:style style:name="P9" style:family="paragraph" style:parent-style-name="Table_20_Contents">
      <style:text-properties fo:font-size="10pt" fo:font-weight="normal" officeooo:rsid="0028f913" officeooo:paragraph-rsid="003abfb4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rsid="002943fd" officeooo:paragraph-rsid="002943fd"/>
    </style:style>
    <style:style style:name="P11" style:family="paragraph" style:parent-style-name="Standard">
      <style:text-properties fo:font-weight="bold" officeooo:rsid="002943fd" officeooo:paragraph-rsid="002943fd" style:font-weight-asian="bold" style:font-weight-complex="bold"/>
    </style:style>
    <style:style style:name="P12" style:family="paragraph" style:parent-style-name="Standard">
      <style:text-properties fo:font-size="10pt" officeooo:rsid="002943fd" officeooo:paragraph-rsid="003abfb4" style:font-size-asian="10pt" style:font-size-complex="10pt"/>
    </style:style>
    <style:style style:name="P13" style:family="paragraph" style:parent-style-name="Standard">
      <style:text-properties officeooo:rsid="004086de" officeooo:paragraph-rsid="004086de"/>
    </style:style>
    <style:style style:name="P14" style:family="paragraph" style:parent-style-name="Standard">
      <style:text-properties fo:font-weight="bold" officeooo:rsid="002a1163" officeooo:paragraph-rsid="002a1163" style:font-weight-asian="bold" style:font-weight-complex="bold"/>
    </style:style>
    <style:style style:name="P15" style:family="paragraph" style:parent-style-name="Standard">
      <style:text-properties fo:font-size="10pt" officeooo:rsid="002a1163" officeooo:paragraph-rsid="003abfb4" style:font-size-asian="10pt" style:font-size-complex="10pt"/>
    </style:style>
    <style:style style:name="P16" style:family="paragraph" style:parent-style-name="Standard">
      <style:text-properties officeooo:rsid="0041e10e" officeooo:paragraph-rsid="0041e10e"/>
    </style:style>
    <style:style style:name="P17" style:family="paragraph" style:parent-style-name="Standard">
      <style:text-properties fo:font-weight="bold" officeooo:rsid="002da196" officeooo:paragraph-rsid="002da196" style:font-weight-asian="bold" style:font-weight-complex="bold"/>
    </style:style>
    <style:style style:name="P18" style:family="paragraph" style:parent-style-name="Standard">
      <style:text-properties fo:font-size="10pt" officeooo:rsid="002da196" officeooo:paragraph-rsid="003b8744" style:font-size-asian="10pt" style:font-size-complex="10pt"/>
    </style:style>
    <style:style style:name="P19" style:family="paragraph" style:parent-style-name="Standard">
      <style:text-properties fo:color="#55308d" loext:opacity="100%" officeooo:rsid="00369799" officeooo:paragraph-rsid="0034e982"/>
    </style:style>
    <style:style style:name="P20" style:family="paragraph" style:parent-style-name="Standard">
      <style:text-properties fo:color="#55308d" loext:opacity="100%" officeooo:rsid="00356bed" officeooo:paragraph-rsid="00354699"/>
    </style:style>
    <style:style style:name="P21" style:family="paragraph" style:parent-style-name="Standard">
      <style:text-properties fo:color="#55308d" loext:opacity="100%" officeooo:rsid="00479c79" officeooo:paragraph-rsid="00479c79"/>
    </style:style>
    <style:style style:name="P22" style:family="paragraph" style:parent-style-name="Standard">
      <style:text-properties fo:font-weight="bold" officeooo:rsid="002bc2f1" officeooo:paragraph-rsid="002bc2f1" style:font-weight-asian="bold" style:font-weight-complex="bold"/>
    </style:style>
    <style:style style:name="P23" style:family="paragraph" style:parent-style-name="Standard">
      <style:text-properties fo:font-size="10pt" officeooo:rsid="0031bfe7" officeooo:paragraph-rsid="003b8744" style:font-size-asian="10pt" style:font-size-complex="10pt"/>
    </style:style>
    <style:style style:name="P24" style:family="paragraph" style:parent-style-name="Standard">
      <style:text-properties officeooo:rsid="00433609" officeooo:paragraph-rsid="00433609"/>
    </style:style>
    <style:style style:name="P25" style:family="paragraph" style:parent-style-name="Standard">
      <style:text-properties fo:font-weight="bold" officeooo:rsid="0031bfe7" officeooo:paragraph-rsid="0031bfe7" style:font-weight-asian="bold" style:font-weight-complex="bold"/>
    </style:style>
    <style:style style:name="P26" style:family="paragraph" style:parent-style-name="Standard">
      <style:text-properties fo:font-size="10pt" officeooo:rsid="0031bfe7" officeooo:paragraph-rsid="003cd762" style:font-size-asian="10pt" style:font-size-complex="10pt"/>
    </style:style>
    <style:style style:name="P27" style:family="paragraph" style:parent-style-name="Standard">
      <style:text-properties officeooo:rsid="0044ebb5" officeooo:paragraph-rsid="0044ebb5"/>
    </style:style>
    <style:style style:name="P28" style:family="paragraph" style:parent-style-name="Standard">
      <style:text-properties fo:color="#ff0000" loext:opacity="100%" officeooo:rsid="00376347" officeooo:paragraph-rsid="00376347"/>
    </style:style>
    <style:style style:name="P29" style:family="paragraph" style:parent-style-name="Standard">
      <style:text-properties fo:color="#000000" loext:opacity="100%" officeooo:rsid="002943fd" officeooo:paragraph-rsid="0045ed23"/>
    </style:style>
    <style:style style:name="P30" style:family="paragraph" style:parent-style-name="Standard">
      <style:text-properties fo:color="#000000" loext:opacity="100%" officeooo:rsid="004086de" officeooo:paragraph-rsid="0045ed23"/>
    </style:style>
    <style:style style:name="P31" style:family="paragraph" style:parent-style-name="Standard">
      <style:text-properties fo:color="#000000" loext:opacity="100%" officeooo:rsid="0041e10e" officeooo:paragraph-rsid="0045ed23"/>
    </style:style>
    <style:style style:name="P32" style:family="paragraph" style:parent-style-name="Standard">
      <style:text-properties fo:color="#000000" loext:opacity="100%" officeooo:rsid="00369799" officeooo:paragraph-rsid="00472816"/>
    </style:style>
    <style:style style:name="P33" style:family="paragraph" style:parent-style-name="Standard">
      <style:text-properties fo:color="#000000" loext:opacity="100%" officeooo:rsid="00356bed" officeooo:paragraph-rsid="00472816"/>
    </style:style>
    <style:style style:name="P34" style:family="paragraph" style:parent-style-name="Standard">
      <style:text-properties fo:color="#000000" loext:opacity="100%" officeooo:rsid="00433609" officeooo:paragraph-rsid="00472816"/>
    </style:style>
    <style:style style:name="P35" style:family="paragraph" style:parent-style-name="Standard">
      <style:text-properties fo:color="#000000" loext:opacity="100%" officeooo:rsid="0044ebb5" officeooo:paragraph-rsid="00472816"/>
    </style:style>
    <style:style style:name="P36" style:family="paragraph" style:parent-style-name="Standard">
      <style:text-properties fo:color="#000000" loext:opacity="100%" officeooo:rsid="002943fd" officeooo:paragraph-rsid="0047f011"/>
    </style:style>
    <style:style style:name="P37" style:family="paragraph" style:parent-style-name="Standard">
      <style:text-properties fo:color="#000000" loext:opacity="100%" officeooo:rsid="004086de" officeooo:paragraph-rsid="0047f011"/>
    </style:style>
    <style:style style:name="P38" style:family="paragraph" style:parent-style-name="Standard">
      <style:text-properties fo:color="#000000" loext:opacity="100%" officeooo:rsid="0041e10e" officeooo:paragraph-rsid="0047f011"/>
    </style:style>
    <style:style style:name="P39" style:family="paragraph" style:parent-style-name="Standard">
      <style:text-properties fo:color="#000000" loext:opacity="100%" officeooo:rsid="00369799" officeooo:paragraph-rsid="0047f011"/>
    </style:style>
    <style:style style:name="P40" style:family="paragraph" style:parent-style-name="Standard">
      <style:text-properties fo:color="#000000" loext:opacity="100%" officeooo:rsid="00356bed" officeooo:paragraph-rsid="0047f011"/>
    </style:style>
    <style:style style:name="P41" style:family="paragraph" style:parent-style-name="Standard">
      <style:text-properties fo:color="#000000" loext:opacity="100%" officeooo:rsid="0047f011" officeooo:paragraph-rsid="0047f011"/>
    </style:style>
    <style:style style:name="P42" style:family="paragraph" style:parent-style-name="Standard">
      <style:text-properties fo:color="#000000" loext:opacity="100%" officeooo:rsid="00433609" officeooo:paragraph-rsid="0047f011"/>
    </style:style>
    <style:style style:name="P43" style:family="paragraph" style:parent-style-name="Standard">
      <style:text-properties fo:color="#000000" loext:opacity="100%" officeooo:rsid="0044ebb5" officeooo:paragraph-rsid="0047f011"/>
    </style:style>
    <style:style style:name="T1" style:family="text">
      <style:text-properties officeooo:rsid="00223991"/>
    </style:style>
    <style:style style:name="T2" style:family="text">
      <style:text-properties officeooo:rsid="00260915"/>
    </style:style>
    <style:style style:name="T3" style:family="text">
      <style:text-properties officeooo:rsid="004086de"/>
    </style:style>
    <style:style style:name="T4" style:family="text">
      <style:text-properties officeooo:rsid="0029ea99"/>
    </style:style>
    <style:style style:name="T5" style:family="text">
      <style:text-properties officeooo:rsid="00433609"/>
    </style:style>
    <style:style style:name="T6" style:family="text">
      <style:text-properties officeooo:rsid="0043e2f0"/>
    </style:style>
    <style:style style:name="T7" style:family="text">
      <style:text-properties officeooo:rsid="00354699"/>
    </style:style>
    <style:style style:name="T8" style:family="text">
      <style:text-properties officeooo:rsid="0034e982"/>
    </style:style>
    <style:style style:name="T9" style:family="text">
      <style:text-properties officeooo:rsid="0032ac92"/>
    </style:style>
    <style:style style:name="T10" style:family="text">
      <style:text-properties officeooo:rsid="003e7ec1"/>
    </style:style>
    <style:style style:name="T11" style:family="text">
      <style:text-properties officeooo:rsid="00472816"/>
    </style:style>
    <style:style style:name="T12" style:family="text">
      <style:text-properties officeooo:rsid="0045ed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 PADRÃO DE PROMPT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Etapa/<text:span text:style-name="T1">Estratégia</text:span></text:p>
          </table:table-cell>
          <table:table-cell table:style-name="Tabela1.B1" office:value-type="string">
            <text:p text:style-name="P3">Demanda</text:p>
          </table:table-cell>
        </table:table-row>
        <table:table-row>
          <table:table-cell table:style-name="Tabela1.A2" office:value-type="string">
            <text:p text:style-name="P4">Tiro Curto (Few-shot)</text:p>
            <text:p text:style-name="P5">Apresentar somente a entrada e saída esperad<text:span text:style-name="T2">a</text:span>. </text:p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P7">Contexto ou configuração</text:p>
            <text:p text:style-name="P8">(Personagem e situação)</text:p>
            <text:p text:style-name="P9">Define personagem e o contexto em que vai ajudar.</text:p>
          </table:table-cell>
          <table:table-cell table:style-name="Tabela1.B3" office:value-type="string">
            <text:p text:style-name="P10">Preciso que você seja um especialista em <text:span text:style-name="T3">C++</text:span></text:p>
          </table:table-cell>
        </table:table-row>
        <table:table-row>
          <table:table-cell table:style-name="Tabela1.A2" office:value-type="string">
            <text:p text:style-name="P11">Conteúdo Principal</text:p>
            <text:p text:style-name="P12">Parágrafo que traz o argumento ou orientações principais usados no processo de solução. <text:span text:style-name="T4">(Pode ser uma anexo)</text:span></text:p>
          </table:table-cell>
          <table:table-cell table:style-name="Tabela1.B4" office:value-type="string">
            <text:p text:style-name="P13">O meu professor de linguagem de programação me pediu para apresentar 10 algoritmos, sendo 3 de fácil resolução, 4 de média dificuldade e 3 de <text:span text:style-name="T5">grande</text:span> dificuldade.</text:p>
          </table:table-cell>
        </table:table-row>
        <table:table-row>
          <table:table-cell table:style-name="Tabela1.A2" office:value-type="string">
            <text:p text:style-name="P14">Conteúdo Auxiliar</text:p>
            <text:p text:style-name="P15">Dados extras que podem melhorar a qualidade da solução. <text:span text:style-name="T4">(Pode ser uma anexo)</text:span></text:p>
          </table:table-cell>
          <table:table-cell table:style-name="Tabela1.B5" office:value-type="string">
            <text:p text:style-name="P16">Abaixo de cada algoritmo produza <text:span text:style-name="T6">a solução em </text:span>código <text:span text:style-name="T6">na linguagem C++. Os exemplos devem ser</text:span> com valores simples e adequados ao contexto <text:span text:style-name="T6">de sua solução</text:span>. Podem ser valores inteiros ou com casas decimais. </text:p>
          </table:table-cell>
        </table:table-row>
        <table:table-row>
          <table:table-cell table:style-name="Tabela1.A2" office:value-type="string">
            <text:p text:style-name="P17">Limitações / <text:span text:style-name="T7">Exigências</text:span></text:p>
            <text:p text:style-name="P18">Solicita limites na solução para aumentar sua assertividade.</text:p>
          </table:table-cell>
          <table:table-cell table:style-name="Tabela1.B6" office:value-type="string">
            <text:p text:style-name="P19"><text:span text:style-name="T8">O </text:span>código deve reduzir ao máximo o esforço computacional.</text:p>
            <text:p text:style-name="P20">Preciso que todo o código da solução seja comentado.</text:p>
            <text:p text:style-name="P21">Organize tudo para um novo espaço de trabalho.</text:p>
          </table:table-cell>
        </table:table-row>
        <table:table-row>
          <table:table-cell table:style-name="Tabela1.A2" office:value-type="string">
            <text:p text:style-name="P22">Indicações</text:p>
            <text:p text:style-name="P23">Resumo de como será a saída (solução). <text:span text:style-name="T9">Repete conteúdo principal. </text:span><text:span text:style-name="T10">SOLICITA PASSO A PASSO SE FOR O CASO</text:span></text:p>
          </table:table-cell>
          <table:table-cell table:style-name="Tabela1.B7" office:value-type="string">
            <text:p text:style-name="P24"><text:span text:style-name="T11">O código da </text:span><text:span text:style-name="T6">solução dos </text:span>algoritmos de média <text:span text:style-name="T6">e </text:span>de grande dificuldade devem ser apresentados <text:span text:style-name="T11">como um</text:span> passo a passo.</text:p>
          </table:table-cell>
        </table:table-row>
        <table:table-row>
          <table:table-cell table:style-name="Tabela1.A2" office:value-type="string">
            <text:p text:style-name="P25">Formato da Saída</text:p>
            <text:p text:style-name="P26">Detalhamento da forma como será exibida a solução.</text:p>
            <text:p text:style-name="P26">Ex: Tipo de texto <text:span text:style-name="T9">(narrativo, lista, tópicos, etc)</text:span>, tipo do arquivo, divisões recomendadas, comentários, como são os exemplos, etc.</text:p>
          </table:table-cell>
          <table:table-cell table:style-name="Tabela1.B8" office:value-type="string">
            <text:p text:style-name="P27">A solução de cada algoritmo dever ser apresentada com uma frase simples. Se for necessário apresentar mais de uma resposta, estas devem ser apresentadas em formato de lista.</text:p>
          </table:table-cell>
        </table:table-row>
      </table:table>
      <text:p text:style-name="P2"/>
      <text:p text:style-name="P28">PROMPT PRONTO:</text:p>
      <text:p text:style-name="P29"><text:span text:style-name="T12">Oi, </text:span>Preciso que você seja um especialista em <text:span text:style-name="T3">C++.</text:span></text:p>
      <text:p text:style-name="P30">O meu professor de linguagem de programação me pediu para apresentar 10 algoritmos, sendo 3 de fácil resolução, 4 de média dificuldade e 3 de <text:span text:style-name="T5">grande</text:span> dificuldade.</text:p>
      <text:p text:style-name="P31">Abaixo de cada algoritmo produza <text:span text:style-name="T6">a solução em </text:span>código <text:span text:style-name="T6">na linguagem C++. Os exemplos devem ser</text:span> com valores simples e adequados ao contexto <text:span text:style-name="T6">de sua solução</text:span>. Podem ser valores inteiros ou com casas decimais. </text:p>
      <text:p text:style-name="P32"><text:span text:style-name="T8">O </text:span>código deve reduzir ao máximo o esforço computacional.</text:p>
      <text:p text:style-name="P33">Preciso que todo o código da solução seja comentado.</text:p>
      <text:p text:style-name="P34"><text:span text:style-name="T11">O código da </text:span><text:span text:style-name="T6">solução dos </text:span>algoritmos de média <text:span text:style-name="T6">e </text:span>de grande dificuldade devem ser apresentados <text:span text:style-name="T11">como um</text:span> passo a passo.</text:p>
      <text:p text:style-name="P35">A solução de cada algoritmo dever ser apresentada com uma frase simples. Se for necessário apresentar mais de uma resposta, estas devem ser apresentadas em formato de lista.</text:p>
      <text:p text:style-name="P35"/>
      <text:p text:style-name="P35"/>
      <text:p text:style-name="P35"/>
      <text:p text:style-name="P35"><text:soft-page-break/></text:p>
      <text:p text:style-name="P36"><text:span text:style-name="T12">Oi, </text:span>Preciso que você seja um especialista em <text:span text:style-name="T3">C++.</text:span></text:p>
      <text:p text:style-name="P37">O meu professor de linguagem de programação me pediu para apresentar 3 de <text:span text:style-name="T5">grande</text:span> dificuldade.</text:p>
      <text:p text:style-name="P38">Abaixo de cada algoritmo produza <text:span text:style-name="T6">a solução em </text:span>código <text:span text:style-name="T6">na linguagem C++. Os exemplos devem ser</text:span> com valores simples e adequados ao contexto <text:span text:style-name="T6">de sua solução</text:span>. Podem ser valores inteiros ou com casas decimais. </text:p>
      <text:p text:style-name="P39"><text:span text:style-name="T8">O </text:span>código deve reduzir ao máximo o esforço computacional.</text:p>
      <text:p text:style-name="P40">Preciso que todo o código da solução seja comentado.</text:p>
      <text:p text:style-name="P41">Preciso que cada solução seja apresentada em um arquivo diferente.</text:p>
      <text:p text:style-name="P42"><text:span text:style-name="T11">O código da </text:span><text:span text:style-name="T6">solução dos </text:span>algoritmos devem ser apresentados <text:span text:style-name="T11">como um</text:span> passo a passo.</text:p>
      <text:p text:style-name="P43">A solução de cada algoritmo dever ser apresentada com uma frase simples. Se for necessário apresentar mais de uma resposta, estas devem ser apresentadas em formato de lis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19:37:59.551637500</meta:creation-date>
    <dc:date>2025-04-26T15:54:59.377801000</dc:date>
    <meta:editing-duration>PT2H25M54S</meta:editing-duration>
    <meta:editing-cycles>44</meta:editing-cycles>
    <meta:generator>LibreOffice/25.2.2.2$Windows_X86_64 LibreOffice_project/7370d4be9e3cf6031a51beef54ff3bda878e3fac</meta:generator>
    <meta:document-statistic meta:table-count="1" meta:image-count="0" meta:object-count="0" meta:page-count="2" meta:paragraph-count="43" meta:word-count="534" meta:character-count="3262" meta:non-whitespace-character-count="2767"/>
  </office:meta>
</office:document-meta>
</file>